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36.14pt" svg:height="472.73pt" svg:x="143.8pt" svg:y="11.93pt">
            <draw:object draw:notify-on-update-of-ranges="Sheet1.A2:Sheet1.A44 Sheet1.B2:Sheet1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ADC Value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85" calcext:value-type="float">
            <text:p>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7T16:28:29.005000000</meta:creation-date>
    <dc:date>2020-11-07T17:11:01.368000000</dc:date>
    <meta:editing-duration>PT21M59S</meta:editing-duration>
    <meta:editing-cycles>2</meta:editing-cycles>
    <meta:generator>LibreOffice/6.3.2.2$Windows_X86_64 LibreOffice_project/98b30e735bda24bc04ab42594c85f7fd8be07b9c</meta:generator>
    <meta:document-statistic meta:table-count="1" meta:cell-count="8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498cm" svg:height="16.678cm" xlink:href=".." xlink:type="simple" chart:class="chart:scatter" chart:style-name="ch1">
        <chart:legend chart:legend-position="end" svg:x="26.586cm" svg:y="8.051cm" style:legend-expansion="high" chart:style-name="ch2"/>
        <chart:plot-area chart:style-name="ch3" table:cell-range-address="Sheet1.A2:Sheet1.B44" svg:x="0.589cm" svg:y="0.333cm" svg:width="25.408cm" svg:height="16.012cm">
          <chartooo:coordinate-region svg:x="1.436cm" svg:y="0.522cm" svg:width="24.46cm" svg:height="15.1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4" chart:class="chart:scatter">
            <chart:domain table:cell-range-address="Sheet1.A2:Sheet1.A44"/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2">
                <text:p>1.72</text:p>
                <draw:g>
                  <svg:desc>Sheet1.A2:Sheet1.A44</svg:desc>
                </draw:g>
              </table:table-cell>
              <table:table-cell office:value-type="float" office:value="641">
                <text:p>641</text:p>
                <draw:g>
                  <svg:desc>Sheet1.B2:Sheet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">
                <text:p>1.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">
                <text:p>2.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1">
                <text:p>2.4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3">
                <text:p>2.5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1">
                <text:p>2.6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3">
                <text:p>2.7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1">
                <text:p>3.0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2">
                <text:p>3.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3">
                <text:p>3.2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3">
                <text:p>3.3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2">
                <text:p>3.4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">
                <text:p>3.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2">
                <text:p>3.6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1">
                <text:p>3.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">
                <text:p>3.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">
                <text:p>3.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1">
                <text:p>3.9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9">
                <text:p>3.9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">
                <text:p>4.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9">
                <text:p>4.1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9">
                <text:p>4.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9">
                <text:p>4.3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9">
                <text:p>4.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9">
                <text:p>4.5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9">
                <text:p>4.6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9">
                <text:p>4.8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1">
                <text:p>5.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">
                <text:p>5.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">
                <text:p>5.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">
                <text:p>5.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5">
                <text:p>5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